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11.0595833333333cm"/>
    </style:style>
    <style:style style:name="co2" style:family="table-column">
      <style:table-column-properties fo:break-before="auto" style:column-width="3.889375cm"/>
    </style:style>
    <style:style style:name="co3" style:family="table-column">
      <style:table-column-properties fo:break-before="auto" style:column-width="1.69333333333333cm"/>
    </style:style>
    <style:style style:name="ro1" style:family="table-row">
      <style:table-row-properties style:row-height="409.5pt" style:use-optimal-row-height="true" fo:break-before="auto"/>
    </style:style>
    <style:style style:name="ro2" style:family="table-row">
      <style:table-row-properties style:row-height="360pt" style:use-optimal-row-height="true" fo:break-before="auto"/>
    </style:style>
    <style:style style:name="ro3" style:family="table-row">
      <style:table-row-properties style:row-height="390pt" style:use-optimal-row-height="tru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lanilh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A nova edição do periódico médico Lancet trará neste sábado (9) resultados "animadores" de testes clínicos com uma combinação tripla das substâncias interferon beta 1-b, lopinavir-ritonavir e ribavirin em 127 pacientes adultos diagnosticados com covid-19 e tratados em seis hospitais públicos de Hong Kong.</text:p>
            <text:p/>
            <text:p>Por ser um estudo do tipo clínico randomizado controlado; por já envolver testes com humanos; e por ter passado pelo peer review (uma revisão independente por especialistas que não são os mesmos a assinar o artigo), trata-se de uma publicação com critérios de excelência na pesquisa científica.</text:p>
            <text:p/>
            <text:p>O artigo, assinado por mais de 40 cientistas liderados pelo professor da Universidade de Hong Kong Kwok-Yung Yuen, mostra que a combinação tripla eliminou o coronavírus em média sete dias após o início do tratamento — tempo significativamente menor do que o grupo controle, que foi tratado apenas com lopinavir-ritonavir e precisou de 12 dias para que o vírus não pudesse mais ser detectado em teste molecular RT-PCR.</text:p>
            <text:p/>
            <text:p>O grupo que recebeu a combinação interferon beta 1-b, lopinavir-ritonavir e ribavirin tinha 86 pacientes; e o grupo controle, 41.</text:p>
            <text:p/>
            <text:p>Os autores também perceberam melhores resultados da combinação tripla no tempo para desaparecimento de sintomas (quatro dias, versus oito no grupo controle); e para alta do hospital (nove dias versus 14,5).</text:p>
            <text:p/>
            <text:p>Cautela com os resultados</text:p>
            <text:p/>
            <text:p>Os pacientes envolvidos tinham casos leves e moderados de covid-19 e receberam tratamento por 14 dias. Os efeitos adversos foram considerados leves e semelhantes nos dois grupos (relatado por cerca de metade dos participantes de cada grupo), incluindo principalmente diarreia, febre e náuseas.</text:p>
            <text:p/>
            <text:p>Os efeitos adversos foram considerados leves e semelhantes nos dois grupos (relatado por cerca de metade dos participantes de cada grupo), incluindo principalmente diarreia, febre e náuseas.</text:p>
            <text:p/>
            <text:p>"Apesar destes resultados animadores, precisamos confirmar em uma fase mais ampla, a 3, que o interferon beta-1b sozinho ou em combinação com outros medicamentos é eficaz em doentes mais graves", afirmou Kwok-Yung Yuen em comunicado à imprensa.</text:p>
            <text:p/>
            <text:p>Os resultados divulgados agora correspondem ao que é classificado como fase 2 de estudos clínicos, envolvendo algumas centenas de pacientes doentes com a patologia para a qual se busca tratamento.</text:p>
            <text:p/>
            <text:p>Ele também é caracterizado como um estudo randomizado controlado porque as pessoas testadas foram divididas aleatoriamente em um grupo que recebe o tratamento em questão; e um grupo controle, que recebe outro tratamento — neste caso, a combinação lopinavir-ritonavir, apenas.</text:p>
            <text:p/>
            <text:p>Os pacientes são recrutados aleatoriamente para evitar que haja um viés de confirmação (uma tendência de interpretar ou orientar os resultados de modo que confirme a hipótese inicial ou as certezas do pesquisador).</text:p>
            <text:p/>
            <text:p>Outra característica deste estudo é que ele foi open label, ou seja, tanto os pesquisadores quanto participantes tinham conhecimento dos tratamentos recebidos e não havia um grupo recebendo placebo — isto é considerado uma limitação pelos próprios autores.</text:p>
            <text:p/>
            <text:p>Os 127 pacientes envolvidos foram diagnosticados com covid-19 através de testes e foram internados entre 10 de fevereiro e 20 de março — em Hong Kong, toda pessoa que tem resultado positivo para o novo coronavírus é hospitalizada.</text:p>
            <text:p/>
            <text:p>O grupo teste recebeu uma combinação de lopinavir-ritonavir (400mg/100mg) e ribavirin (400mg) a cada 12 horas, além de três doses injetadas de interferon beta-1b em dias alternados; já o grupo controle recebeu apenas o lopinavir-ritonavir a cada 12 horas.</text:p>
            <text:p/>
            <text:p>Neste período, eles continuaram recebendo tratamento padrão para covid-19, como ventilação, diálise e antibióticos.</text:p>
            <text:p/>
            <text:p>Diferente de outras síndromes respiratórias, como Sars e Mers, em que antivirais podem combater o vírus antes do pico dos sintomas (entre 7 a 10 dias após o início), na covid-19, o aumento da carga viral coincide com a piora dos sintomas, logo nos primeiros dias da doença.</text:p>
            <text:p/>
            <text:p>Isso é semelhante ao que ocorre com a influenza, sobre a qual já se sabe que uma combinação medicamentosa, em vez de apenas um medicamento, por ser mais eficaz. Por isso a aposta na combinação tripla interferon beta 1-b, lopinavir-ritonavir e ribavirin.</text:p>
            <text:p/>
            <text:p>No surto de SARS em 2003, a combinação lopinavir-ritonavir (normalmente usada contra o HIV) e o ribavirin (usado contra a hepatite C) reduziu significativamente a ocorrência de insuficiência respiratória e mortes em pacientes hospitalizados. Já o interferon beta 1-b, desenvolvido para tratar da esclerose múltipla, também levou a redução da carga viral e melhora nos pulmões em testes com animais para MERS.</text:p>
            <text:p/>
            <text:p>"Estas descobertas sugerem que o interferon beta 1-b pode ser um componente essencial desta combinação de tratamentos e válido investigá-lo mais no tratamento da covid-19", diz a coautora Jenny Lo, do Hospital Ruttonjee, em Hong Kong.</text:p>
            <text:p/>
            <text:p>"Os interferons são proteínas que ocorrem naturalmente, produzidas em reação a uma infecção viral. A esperança é que o interferon beta-1b aumente a capacidade do organismo de combater o novo coronavírus"</text:p>
            <text:p/>
            <text:p>Fora da equipe responsável pela publicação no Lancet, Sarah Shalhoub, pesquisadora da Universidade Ocidental do Canadá, enviou por escrito à imprensa um comentário sobre o artigo.</text:p>
            <text:p/>
            <text:p>"A maioria dos estudos publicados até agora foram do tipo retrospectivos ou observacionais. Portanto, esse estudo controlado e randomizado, com objetivo prospectivo, agrega um valor significativo ao acúmulo de evidências sobre tratamentos, eliminando uma série de limitações inerentes aos estudos retrospectivos. "</text:p>
            <text:p/>
            <text:p>"No entanto, como os autores reconhecem, são necessários estudos futuros para examinar a eficácia do interferon beta-1b sozinho ou em combinação com outros medicamentos para tratar pacientes graves com covid-19, além de uma comparação com placebo."</text:p>
          </table:table-cell>
          <table:table-cell office:value-type="string" table:style-name="ce1">
            <text:p>não sensacionalista</text:p>
          </table:table-cell>
          <table:table-cell table:number-columns-repeated="16382"/>
        </table:table-row>
        <table:table-row table:style-name="ro1">
          <table:table-cell office:value-type="string" table:style-name="ce3">
            <text:p>Os idosos e aqueles com condições de saúde subjacentes, incluindo demência, já estão em maior risco de doenças graves e morte por vírus. Agora, pesquisa mostra que uma mutação genética ligada à demência pode aumentar o risco de uma pessoa ter doenças graves por causa do COVID-19.</text:p>
            <text:p/>
            <text:p>Pesquisadores da Faculdade de Medicina da Universidade de Connecticut, nos Estados Unidos, analisaram dados do Biobank do Reino Unido, um banco de dados de informações de saúde de 500.000 voluntários com idade entre 48 e 86 anos. Os pesquisadores se concentraram em pessoas de ascendência europeia que possuem o gene ApoE, cuja variante, chamada "e4", é conhecida por aumentar o risco de demência.</text:p>
            <text:p/>
            <text:p>Os pesquisadores descobriram que 9.022 de quase 383.000 pessoas com ascendência europeia tinham duas cópias da variante e4, enquanto outros 223.000 tinham duas cópias de uma variante chamada e3. Aqueles com e4 têm um risco 14 vezes maior de demência do que aqueles com e3.</text:p>
            <text:p/>
            <text:p>A equipe então analisou os testes positivos para o Covid-19 entre 16 de março e 26 de abril, quando os testes para o coronavírus foram realizados em grande parte em hospitais, sugerindo que os casos eram graves. Entre aqueles que testaram positivo para COVID-19 entre essas datas, 37 tiveram duas cópias da variante e4 de ApoE, enquanto 401 tiveram duas cópias da variante e3.</text:p>
            <text:p/>
            <text:p>Os pesquisadores também levaram em consideração vários fatores, incluindo idade e sexo, eles descobriram que aqueles com duas variantes e4 tinham mais que o dobro do risco de COVID-19 grave do que aqueles com duas variantes e3.</text:p>
            <text:p/>
            <text:p>Os resultados são os mais recentes a relatar uma possível associação entre genética e risco de mau prognóstico com a doença causada pelo novo coronavírus, SARS-CoV-2. Residentes de instalações de vida assistida e lar de idosos foram responsáveis ??por aproximadamente metade das quase 100.000 mortes de COVID-19 nos Estados Unidos, de acordo com uma análise realizada pela Kaiser Family Foundation. Aproximadamente metade dos residentes dessas instituições sofre com demência, com base em estimativas da Alzheimer's Association.</text:p>
          </table:table-cell>
          <table:table-cell office:value-type="string" table:style-name="ce1">
            <text:p>não sensacionalista</text:p>
          </table:table-cell>
          <table:table-cell table:number-columns-repeated="16382"/>
        </table:table-row>
        <table:table-row table:style-name="ro1">
          <table:table-cell office:value-type="string" table:style-name="ce3">
            <text:p>Toda vez que se fala em má formação em bebês devido ao Aedes aegypti logo se imagina a microcefalia, causada pelo vírus da zika. Mas a novidade científica é que a dengue, transmitida pelo mesmo vetor e velha conhecida dos brasileiros, pode aumentar em 50% as chances de a criança nascer com problemas neurológicos. Estas conclusões fazem parte das investigações de pesquisadores do Centro de Integração de Dados e Conhecimentos para Saúde (Cidacs) da Fiocruz Bahia, do Instituto de Saúde Coletiva (ISC) da Universidade Federal da Bahia (UFBA) e da London School of Hygiene and Tropical Medicine (LSHTM).</text:p>
            <text:p/>
            <text:p>Observando os registros de 16 milhões de nascidos vivos, entre 2006 e 2012, os pesquisadores encontraram uma taxa de 6 crianças com má formação congênita a cada 100 mil nascidos. Contudo, quando a mãe apresentou quadro de dengue durante a gestação as chances de a criança apresentar má-formação neurológica foi 50% maior do que aquelas mães que não tiveram dengue. O achado foi divulgado no artigo Symptomatic Dengue during Pregnancy and Congenital Neurologic Malformations, publicado na edição de setembro da revista Emerging Infectious Diseases, do Center for Diseases Controls and Prevention (CDC).</text:p>
            <text:p/>
            <text:p>A epidemiologista Enny Paixão, que lidera a investigação, frisa que as anomalias neurológicas durante a gestação são consideradas raras, ocorrendo em apenas 0.08% dos nascimentos da amostra. E é justamente por serem eventos bastante raros, que esses desfechos somente puderam ser observados agora, com estudos de grande volume de dados. O estudo observou que má-formações da medula espinhal e do cérebro foram quatro vezes mais frequentes em mulheres com dengue durante a gestação. Entretanto, não foi observado associação com microcefalia.</text:p>
            <text:p/>
            <text:p>Estudos anteriores</text:p>
            <text:p/>
            <text:p>Este grupo de pesquisadores publicaram recentemente outros dois estudos sobre as consequências da dengue na gestação. Publicado na Scientific Reports, um dos achados mostra que a dengue pode aumentar em quatro vezes as chances de morte materna (mulheres que estão desde a gestação até a 42 dias após o parto). Os pesquisadores mostraram que em quadros com dengue hemorrágica as chances de morte chegam a ser 450 vezes maior.</text:p>
            <text:p/>
            <text:p>No estudo anterior, o grupo identificou que a dengue durante a gestação quase dobra a probabilidade de um bebê nascer morto ou morrer durante o parto, enquanto a dengue severa aumentaria em cinco vezes as chances de um natimorto.</text:p>
            <text:p/>
            <text:p>Sobre o Cidacs</text:p>
            <text:p/>
            <text:p>O Centro de Integração de Dados e Conhecimentos para Saúde (Cidacs) é uma instituição de estudos e pesquisas baseada em projetos interdisciplinares originados na integração de grande volume de dados. Com auxílio de recursos computacionais de alto desempenho e do conhecimento já acumulado pelos pesquisadores associados, o Cidacs contribui para a produção de conhecimentos científicos inovadores para ampliar o entendimento dos determinantes e das políticas sociais e ambientais sobre a saúde da população, além de apoiar tomadas de decisões em políticas públicas, em benefício da sociedade.</text:p>
          </table:table-cell>
          <table:table-cell office:value-type="string" table:style-name="ce1">
            <text:p>não sensacionalista</text:p>
          </table:table-cell>
          <table:table-cell table:number-columns-repeated="16382"/>
        </table:table-row>
        <table:table-row table:style-name="ro1">
          <table:table-cell office:value-type="string" table:style-name="ce3">
            <text:p>Desde que começou a ser estudada, a microbiota intestinal vem sendo associada a diversas funções do organismo. Recentemente, um estudo realizado pela Fiocruz Minas em parceria com outras instituições mostrou que este conjunto composto por cerca de 100 trilhões de micro-organismos pode ajudar a evitar uma doença que afeta aproximadamente 300 milhões de pessoas em todo o mundo: o diabetes tipo 2. A pesquisa foi publicada recentemente na Nature Communications, uma das mais influentes revistas científicas.</text:p>
            <text:p/>
            <text:p>Segundo o estudo, a Akkermansia muciniphila, bactéria presente na microbiota intestinal, pode auxiliar na transformação da glicose em energia para o corpo, diminuindo a concentração de açúcar no sangue. Entretanto, a Akkermansia seria impedida de realizar essa atividade pelo Interferon-gama, uma proteína liberada pelo próprio organismo, sempre que precisa se proteger contra infecções virais e de alguns protozoários e bactérias.</text:p>
            <text:p/>
            <text:p>“Algumas pesquisas consideram o diabetes tipo 2 como uma doença inflamatória crônica, que faz com que o Interferon-gama seja constantemente liberado, conforme ocorre com as doenças autoimunes. Por meio desse trabalho, constatamos que o Interferon atrapalha o papel modulador da Akkermansia, levando ao excesso de açúcar no sangue” , explica o pesquisador do Grupo de Informática de Biossistemas e Genômica da Fiocruz Minas Gabriel Fernandes.</text:p>
            <text:p/>
            <text:p>Para chegar aos resultados, os pesquisadores observaram a ação da Akkermansia no organismo de camundongos, incapazes de produzir o Interferon-gama. Para isso, eles alimentaram os animais e avaliaram o índice de queda da glicose somente pela ação da insulina. Depois, os cientistas introduziram a bactéria (Akkermansia) no intestino dos ratos e constataram que o nível de glicose caía ainda mais. Já em uma terceira etapa, o Interferon foi introduzido no organismo dos camundongos e, com isso, os efeitos benéficos da Akkermansia não foram mais observados.</text:p>
            <text:p/>
            <text:p>Em uma fase subsequente desse estudo, verificou-se que também em humanos existe essa correlação entre a abundância de Akkermansia muciniphila e o nível de glicose no sangue. <text:s/>Ou seja, quanto maior a quantidade dessa bactéria maior a capacidade de metabolização e consequente diminuição de açúcar no sangue. Foram avaliadas as microbiotas de 268 pacientes, bem como dados bioquímicos e antropométricos.</text:p>
            <text:p/>
            <text:p>“Fizemos o sequenciamento da microbiota de cada um deles. Em seguida, por meio de análise estatística, avaliamos uma série de fatores, como quantidade de glicose, marcadores inflamatórios presentes, resistência à insulina, entre outros. Assim, verificamos que a Akkermansia e o Interferon seriam fatores determinantes da capacidade de metabolismo de glicose”, explica Fernandes.</text:p>
            <text:p/>
            <text:p>Segundo o pesquisador, o estudo abre possibilidades para novas pesquisas voltadas para o tratamento do diabetes tipo 2. “Se você tem um paciente com resistência à insulina, é possível oferecer a ele nutrientes que favoreçam a Akkemansia e neutralize a ação do Interferon diante dessa bactéria. Um possível tratamento natural seria por meio de uso de prebióticos”, avalia.</text:p>
            <text:p/>
            <text:p>Diabetes tipo 2</text:p>
            <text:p>Segundo a Sociedade Brasileira de Diabetes, no Brasil, há mais de 13 milhões de pessoas vivendo com diabetes, o que representa 6,9% da população. Desse total, cerca de 90% têm o diabetes tipo 2. Um dos principais problemas enfrentados é que, muitas vezes, o diagnóstico demora, favorecendo o aparecimento de complicações.</text:p>
            <text:p/>
            <text:p>Diferentemente do que ocorre com o tipo 1, os indivíduos com diabetes tipo 2 produzem insulina. Entretanto, muitas pessoas desenvolvem resistência a esse hormônio e, com isso, a insulina não consegue cumprir seu papel de transportar a glicose para dento das células, para que ela seja transformada em energia para o corpo. Também pode acontecer de a pessoa não produzir insulina suficiente para suprir as demandas do organismo e, assim, o hormônio insuficiente não consegue carregar todo o açúcar, que acaba se acumulando no sangue.</text:p>
            <text:p/>
            <text:p>Em boa parte dos casos, a diabetes tipo 2 pode ser controlado com atividade física e planejamento alimentar. Em outras situações, exige o uso de insulina e/ou outros medicamentos para controlar a glicose.</text:p>
          </table:table-cell>
          <table:table-cell office:value-type="string" table:style-name="ce1">
            <text:p>não sensacionalista</text:p>
          </table:table-cell>
          <table:table-cell table:number-columns-repeated="16382"/>
        </table:table-row>
        <table:table-row table:style-name="ro1">
          <table:table-cell office:value-type="string" table:style-name="ce3">
            <text:p>ADVERTÊNCIA: VOLTEM PARA O AÇÚCAR</text:p>
            <text:p>Voltem para o velho e bom açúcar, que no Brasil há mais de 500 anos alimenta a nossa população e nossos antepassados não apresentavam esses sintomas das doenças "modernas". Passei alguns dias falando na CONFERÊNCIA MUNDIAL DE MEIO AMBIENTE a respeito do ASPARTAME, conhecido como Nutrasweet, Equal, Zerocal, Finn e Spoonful.</text:p>
            <text:p>Eles anunciaram que existia uma epidemia de Esclerose Múltipla e Lúpus sistêmico, e não entendiam que toxina estava fazendo com que essas doenças assolassem os Estados Unidos tão rapidamente.</text:p>
            <text:p>Eu expliquei que estava lá para falar exatamente sobre este assunto.</text:p>
            <text:p>ALZHEIMER, MAL DO ADOÇANTE.</text:p>
            <text:p>(Artigo escrito pela Dra. Mancy Arckle)</text:p>
            <text:p>Quando a temperatura excede 30º C, o álcool contido no ASPARTAME se converte em formaldeído e daí para ácido fórmico (o ácido fórmico é o veneno das formigas), que provoca acidose metabólica.</text:p>
            <text:p>A toxicidade do metanol imita a esclerose múltipla e as pessoas recebem diagnóstico errado de esclerose múltipla.</text:p>
            <text:p>A Esclerose múltipla não se constitui em sentença de morte, mas a toxicidade do metanol sim.</text:p>
            <text:p>No caso do Lúpus sistêmico, estamos percebendo que é quase tão grave quanto a esclerose múltipla, especialmente em USUÁRIOS DE DIET COKE E DIET PEPSI.</text:p>
            <text:p>Nos casos de Lúpus sistêmico causado pelo ASPARTAME, a vítima geralmente não sabe que o Aspartame é a causa de sua doença e continua com seu uso, agravando o lúpus a um grau tão intenso que algumas vezes ameaça a vida.</text:p>
            <text:p>Quando interrompemos o uso do Aspartame, as pessoas que tinham lúpus ficam assintomáticas.</text:p>
            <text:p>Em uma conferência eu disse: 'Se você está usando ASPARTAME (Nutrasweet, Equal, e Spoonful, etc.) e sofre de sintomas como fibromialgia, espasmos, dores, formigamento nas pernas, câimbras, vertigem, tontura, dor de cabeça, zumbido no ouvido, dores articulares, depressão, ataques de ansiedade, fala atrapalhada, visão borrada ou perda de memória - você provavelmente tem a DOENÇA DO ASPARTAME!</text:p>
            <text:p>As pessoas começaram a pular durante a palestra dizendo: Eu tenho isto, é reversível? É impressionante. Há um tempo houve Audiências no Congresso dos EUA incluindo o aspartame em 100 produtos diferentes. Nada foi feito. Os lobbies da droga e da indústria química têm bolsos muito profundos.</text:p>
            <text:p>Agora existem mais de 5000 produtos contaminados com este produto químico, e a patente expirou. Na época da primeira audiência, as pessoas estavam ficando cegas.</text:p>
            <text:p>O metanol no aspartame se converte em formaldeído na retina do olho. Formaldeído é do mesmo grupo das drogas como cianeto e arsênico - Venenos mortais!</text:p>
            <text:p>Infelizmente, leva muito tempo para matar, mas está matando as pessoas e causando todos os tipos de problemas neurológicos.</text:p>
            <text:p>O Aspartame muda a química do cérebro. É a causa de diversos tipos de ataque. Esta droga muda os níveis de dopamina no cérebro. Imagine o que acontece com os pacientes que sofrem de Doença de Parkinson? Também causa malformações fetais. Não existe nenhuma razão para se utilizar este produto. NÃO É UM PRODUTO DIETÉTICO! Os anais do congresso dizem: ele faz você desejar carboidratos e faz engordar. Dr. Roberts viu que quando ele interrompeu o uso do Aspartame a perda de peso foi de 9,5 kg por pessoa. O formaldeído se armazena nas células adiposas, principalmente nos quadris e coxas.</text:p>
            <text:p>O Aspartame é especialmente mortal para os diabéticos. O Dr. H.J. Roberts, especialista diabético e perito mundial em envenenamento pelo Aspartame, escreveu um livro entitulado: DEFESA CONTRA A DOENÇA DE ALZHEIMER.</text:p>
            <text:p>Dr. Roberts conta como o envenenamento pelo Aspartame está relacionado à doença de Alzheimer. E realmente está. Mulheres de 30 anos estão sendo internadas com Alzheimer.</text:p>
            <text:p>Dr. Russell Blaylock e Dr. Roberts estão escrevendo uma carta-posição com alguns casos relatados e vão colocá-la na Internet.</text:p>
            <text:p>PEDIMOS QUE VOCÊ SE ENGAJE TAMBÉM.</text:p>
            <text:p>Imprima este artigo e avise todas as pessoas que você conhece.</text:p>
            <text:p>TIRE TUDO O QUE CONTÉM ASPARTAME DO ARMÁRIO.</text:p>
            <text:p>ENVIE PARA NÓS SUA HISTÓRIA. Eu asseguro que A MONSANTO, A CRIADORA DO ASPARTAME, SABE COMO ELE É MORTAL. ELES FINANCIAM A ASSOCIAÇÃO AMERICANA DE DIABETES, A ASSOCIAÇÃO AMERICANA DE DIETÉTICA, O CONGRESSO E A CONFERÊNCIA DO COLÉGIO AMERICANO DE MEDICINA. O New York Times, em 15 de Novembro de 1996, publicou um artigo a respeito de como a Associação Americana de Dietética recebe dinheiro da indústria Alimentícia para endossar seus produtos.</text:p>
            <text:p>Por isso, eles não podem criticar aditivos ou falar a respeito de sua ligação com a MONSANTO. A que ponto chega isso? Dissemos a uma mãe cujo filho estava usando Nutrasweet para interromper o uso do produto. A criança estava tendo convulsões diárias. Ela suspendeu o uso do produto e em poucos dias a criança ficou boa.</text:p>
            <text:p>Repasse para seus amigos e parentes para que eles saibam a que estão expostos com o uso desses venenos modernos.</text:p>
            <text:p>É SURPREENDENTE COMO O PODER DO DINHEIRO SUPLANTA A AÇÃO DOS ÓRGÃOS PÚBLICOS DE DEFESA DA POPULAÇÃO E PERMITEM QUE GRUPOS CAPITALISTAS PODEROSOS COMERCIALIZEM PRODUTOS COMO OS ACIMA CITADOS.</text:p>
            <text:p>Atenciosamente</text:p>
            <text:p>Raffaele Riccio (41) 9975-4476 (41) 3078-0995</text:p>
          </table:table-cell>
          <table:table-cell office:value-type="string" table:style-name="ce1">
            <text:p>sensacionalista</text:p>
          </table:table-cell>
          <table:table-cell table:number-columns-repeated="16382"/>
        </table:table-row>
        <table:table-row table:style-name="ro1">
          <table:table-cell office:value-type="string" table:style-name="ce3">
            <text:p>ALERTA:</text:p>
            <text:p>ATENÇÃO:</text:p>
            <text:p/>
            <text:p>Alguns doentes estão internados no Hospital das Clínicas de São Paulo e Rio de Janeiro e foram os proprios que fizeram este relato!</text:p>
            <text:p>Por favor leiam e repassem esta informação...</text:p>
            <text:p/>
            <text:p>ALERTA GERAL!!!</text:p>
            <text:p/>
            <text:p>Não bebam FANTA UVA, FANTA LARANJA E COCA COLA</text:p>
            <text:p>Notaram que a propaganda parou... Por quê?</text:p>
            <text:p>Reparem... A propaganda quase não se vê mais na mídia... Porque será???</text:p>
            <text:p>Estamos repassando a mensagem abaixo para conhecimento e prevenção, principalmente para aqueles que bebem estes refrigerantes.</text:p>
            <text:p>Esta mensagem está sendo repassada dentro do Hospital que trabalha uma pessoa amiga de confiança.</text:p>
            <text:p>O fato já está confirmado: Vinte e três pessoas já passaram pelo Hospital das Clínicas com um mesmo sintoma: Falta de atividade renal e o aparecimento de tumores no reto (ânus) .</text:p>
            <text:p>Todos os internados relataram o começo das dores e a conseqüente internação após ingerirem altas doses de desses refrigerantes.</text:p>
            <text:p>Pesquisas realizadas pelo renomado Instituto Fleury, apontaram grande quantidade das substancias, Fenofinol, Almeido e Voliteral, substâncias tóxicas e que causam, respectivamente, a má atividade dos rins e câncer.</text:p>
            <text:p>Segundo Dr. Paulo José Teixeira, formado pela USP e Especialista em Toxicologia, as pessoas não devem ingerir mais os citados refrigerante.</text:p>
            <text:p/>
            <text:p>A Direção da Coca-Cola já assumiu sua culpa e prometeu indenizar os pacientes e todos aqueles que venham a se contaminar com o refrigerante.</text:p>
            <text:p/>
            <text:p>Pelo amor de “DEUS”... Passem esta mensagem para frente.</text:p>
            <text:p>Pelo sim e pelo não, vamos tentar remediar enquanto há tempo.</text:p>
            <text:p>Lembre-se: Divulgar a todos de sua família, é a consciência de cada um que deve decidir, mas a nossa deve estar tranqüila.</text:p>
            <text:p/>
            <text:p>Monique Freitas</text:p>
            <text:p>Soc.Bras.de Cardiologia/Secretaria.</text:p>
            <text:p/>
            <text:p>Por favor, não deixem de repassar esta mensagem para todos que vocês conhecem!!!</text:p>
          </table:table-cell>
          <table:table-cell office:value-type="string" table:style-name="ce1">
            <text:p>sensacionalista</text:p>
          </table:table-cell>
          <table:table-cell table:number-columns-repeated="16382"/>
        </table:table-row>
        <table:table-row table:style-name="ro1">
          <table:table-cell office:value-type="string" table:style-name="ce3">
            <text:p>Crianças desobedientes, adolescentes rebeldes e até mesmo adultos cabeça-dura provavelmente já ouviram alguém dizer que eles estão provocando cabelos brancos nos outros. Agora, essas pessoas apontadas como irritantes podem ser "acusadas" com base científica.</text:p>
            <text:p/>
            <text:p>Cientistas do Centro de Pesquisa em Doenças Inflamatórias, da Fapesp, em parceria com pesquisadores de Harvard revelaram nesta quarta-feira (22/01) que o processo de despigmentação capilar pode ocorrer de maneira acelerada em pessoas sob condições de estresse ou depois de passar por um grande trauma.</text:p>
            <text:p/>
            <text:p>O estudo, que durou cerca de três anos, passou por diversos testes laboratoriais e foi publicado na revista científica Nature.</text:p>
            <text:p/>
            <text:p>O cientista Thiago Mattar Cunha afirmou que chegou à conclusão desse estudo graças a uma série de fatores imprevistos.</text:p>
            <text:p/>
            <text:p>"O nosso laboratório é sobre dor. Então injetamos uma toxina que gerava muita dor em camundongos sem saber para onde ir. A partir disso, vimos que eles ficavam com pelos brancos depois de quatro semanas. Foi inesperado. Quando fui fazer um sabático em Harvard, falei para um supervisor sobre esse achado e eles disseram que também estavam fazendo algo nessa linha e nos chamaram para colaborar", conta o cientista brasileiro à BBC News Brasil.</text:p>
            <text:p/>
            <text:p>A maior parte dos testes foi feita na universidade americana, coordenada pela professora de biologia regenerativa Ya-Chieh Hsu. A outra foi realizada nos laboratórios da USP de Ribeirão Preto, no interior de São Paulo.</text:p>
            <text:p/>
            <text:p>Os pesquisadores identificaram que o sistema nervoso simpático tem uma ligação muito próxima com o estresse.</text:p>
            <text:p/>
            <text:p>Responsável por controlar as respostas do organismo em situações de perigo por meio de uma onda de adrenalina e cortisol, ele faz o coração bater mais rápido, a pressão arterial subir, a respiração acelerar e as pupilas dilatarem.</text:p>
            <text:p/>
            <text:p>Tudo isso para que o corpo se prepare o mais rápido porssível para uma luta, esquiva ou fuga. A partir disso, eles passaram a tentar identificar possíveis formas de bloquear isso.</text:p>
            <text:p>Problema e solução</text:p>
            <text:p/>
            <text:p>Os cientistas brasileiros identificaram a ligação entre estresse e o surgimento de cabelos brancos após injetarem uma substância chamada resiniferatoxin — extraída da planta Euphorbia resinifera, parecida com um cacto, que causa uma forte dor e, consequentemente, um grande estresse em camundongos com pelos pretos.</text:p>
            <text:p/>
            <text:p>A aplicação foi feita com uma dose considerada alta pelos cientistas durante três dias consecutivos.</text:p>
            <text:p/>
            <text:p>"Cerca de quatro semanas após a injeção sistêmica da toxina, um aluno de doutorado observou que os animais estavam com os pelos completamente brancos. Aparecia em cerca de 30% a 40% dos pelos. Quanto maior o estresse, mais pelos brancos", afirmou o cientista brasileiro.</text:p>
            <text:p/>
            <text:p>Para o cientista Thiago Cunha, a grande importância desse estudo é demonstrar que há uma base científica por trás de uma crença popular. Historiadores relatam, inclusive, que um grande volume de cabelos brancos surgiu na cabeça da rainha Maria Antonieta durante a Revolução Francesa, em 1793, quando ela soube que seria guilhotinada.</text:p>
            <text:p/>
            <text:p>Mas os cientistas descobriram uma maneira de impedir esse surgimento dos pelos brancos. Eles identificaram que o estresse associado à dor causava o "amadurecimento" das células-tronco melanocíticas dentro do bulbo capilar, responsáveis pela produção de melanina, o pigmento que colore os fios.</text:p>
            <text:p/>
            <text:p>"Então tratamos os animais com guanetidina, um anti-hipertensivo capaz de inibir a neurotransmissão pelas fibras simpáticas e observamos que o processo de embranquecimento capilar foi bloqueado", afirmou Cunha.</text:p>
            <text:p/>
            <text:p>Em outro teste, essa neurotransmissão foi interrompida por uma cirurgia de retirada das fibras simpáticas. Isso também bloqueou o branqueamento capilar mesmo após a aplicação da injeção para indução da dor.</text:p>
            <text:p/>
            <text:p>"Esses e outros experimentos conduzidos demonstraram a participação da inervação simpática no processo de embranquecimento capilar e confirmaram que a dor atua, nesse modelo, como um potente estressor", afirmou.</text:p>
            <text:p/>
            <text:p>O cientista diz que não há uma pesquisa no sentido de criação de um medicamento que evitaria o embranquecimento do cabelo. Até porque as tinturas disponíveis hoje já resolvem a questão estética e não possuem efeitos colaterais que um medicamento pode causar.</text:p>
            <text:p/>
            <text:p>Para o pesquisador, é "bem provável" que outros sistemas do organismo sofram efeitos semelhantes ao identificado no bulbo capilar sob uma condição de estresse intenso.</text:p>
            <text:p/>
            <text:p>"A grande questão a partir de agora é avaliar se o branqueamento imediato pelo envelhecimento também possui esse mesmo mecanismo. Esse seria um dos desdobramentos a serem estudados a partir de alterações em células-tronco causadas pelo estresse, como alterações no intestino, medula óssea etc. Isso abre uma perspectiva de analisar o impacto do estresse em outras doenças."</text:p>
          </table:table-cell>
          <table:table-cell office:value-type="string" table:style-name="ce1">
            <text:p>não sensacionalista</text:p>
          </table:table-cell>
          <table:table-cell table:number-columns-repeated="16382"/>
        </table:table-row>
        <table:table-row table:style-name="ro2">
          <table:table-cell office:value-type="string" table:style-name="ce3">
            <text:p>O professor japonês de fisiologia ou medicina,</text:p>
            <text:p>O Dr. Tasuku Honjo, causou uma sensação na mídia hoje, dizendo que o vírus corona não é natural. Se for natural, não teria afetado todo mundo assim. Porque, dependendo da natureza, a temperatura é diferente em diferentes países. Se fosse natural, teria afetado apenas países com a mesma temperatura que a China. Em vez disso, se estende a um país como a Suíça, assim como se estende às áreas desérticas. considerando que, se fosse natural, teria se espalhado em locais frios, mas teria morrido em locais quentes:</text:p>
            <text:p>"Fiz 40 anos de pesquisa em animais e vírus. Não é natural. É fabricado e o vírus é completamente artificial. Trabalho há 4 anos no laboratório Wuhan na China. Conheço bem todo o pessoal deste laboratório." Liguei para todo mundo depois do acidente de Corona, mas todos os telefones estão inoperantes há 3 meses. Agora, entende-se que todos esses técnicos de laboratório estão mortos.</text:p>
            <text:p/>
            <text:p>Com base em todo o meu conhecimento e pesquisa até o momento, posso dizer isso com 100% de confiança de que Corona não é natural. Não veio de morcegos. China fez isso. Se o que digo hoje for falso agora ou mesmo depois da minha morte, o governo poderá retirar meu Prêmio Nobel, mas a China está mentindo e essa verdade será um dia revelada a todos ".</text:p>
          </table:table-cell>
          <table:table-cell office:value-type="string" table:style-name="ce1">
            <text:p>sensacionalista</text:p>
          </table:table-cell>
          <table:table-cell table:number-columns-repeated="16382"/>
        </table:table-row>
        <table:table-row table:style-name="ro1">
          <table:table-cell office:value-type="string" table:style-name="ce3">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able:table-cell>
          <table:table-cell office:value-type="string" table:style-name="ce1">
            <text:p>não sensacionalista</text:p>
          </table:table-cell>
          <table:table-cell table:number-columns-repeated="16382"/>
        </table:table-row>
        <table:table-row table:style-name="ro1">
          <table:table-cell office:value-type="string" table:style-name="ce3">
            <text:p>A doença é grave e causa danos no sistema respiratório e digestivo, por isso exige uma rotina de cuidados e tratamento de diversas especialidades, como nutrição, gastro e pneumologia</text:p>
            <text:p/>
            <text:p>Tosse que não passa, suor mais salgado que o normal, pneumonia de repetição, diarreia e dificuldade para ganhar peso e estatura. Se esses sintomas aparecerem com frequência, pode indicar fibrose cística. A doença, também conhecida como mucoviscidose, é uma doença genética crônica que afeta principalmente os pulmões, pâncreas e o sistema digestivo. O Sistema Único de Saúde (SUS) oferece tratamento integral e gratuito para pacientes nas unidades de saúde da rede pública.</text:p>
            <text:p/>
            <text:p>A fibrose cística atinge cerca de 70 mil pessoas em todo mundo, e é a doença genética grave mais comum da infância. No Brasil, estimativas do Ministério da Saúde apontam que uma em cada 25 pessoas carregam o gene da doença. Este fato é compatível com uma frequência observada de, aproximadamente, um em cada 2,5 mil recém-nascidos.</text:p>
            <text:p/>
            <text:p>A doença ocorre porque um gene defeituoso e a proteína produzida por ele fazem com que o corpo produza muco de 30 a 60 vezes mais espesso que o usual. O muco espesso leva ao acúmulo de bactérias e germes nas vias respiratórias, podendo causar inchaço, inflamações e infecções como pneumonia e bronquite, trazendo danos aos pulmões.</text:p>
            <text:p/>
            <text:p>Esse muco também pode bloquear o sistema digestivo e o pâncreas, o que impede que os órgãos funcionem normalmente. Sem o funcionamento correto, o corpo não absorve os nutrientes dos alimentos, essencial para o desenvolvimento e saúde do ser humano.</text:p>
            <text:p/>
            <text:p>SINTOMAS DA DOENÇA</text:p>
            <text:p/>
            <text:p>Os sintomas da fibrose cística e sua gravidade são diferentes para cada pessoa. Pesquisas recentes mostram que parte dos sintomas está baseado no tipo de defeito genético ou mutação que o gene tem. Há mais de mil tipos diferentes de mutação para esse gene. Via de regra, os sintomas estão ligados ao que a secreção mais espessa causa no organismo.</text:p>
            <text:p>DIAGNÓSTICO E TRATAMENTO</text:p>
            <text:p/>
            <text:p>Diante de uma doença com um prognóstico tão grave e cujos sintomas aparecem, geralmente, nos primeiros anos de vida, o acompanhamento neonatal, durante e após a gravidez, é de importância fundamental para o cuidado adequado. A fibrose cística pode ser identificada através do Teste do Pezinho e diagnosticada através de exames genéticos. O teste deve ser realizado em amostras colhidas em até 30 dias de vida do recém-nascido. O exame confirmatório dos casos suspeitos é a dosagem de cloretos no suor “Teste de Suor”.</text:p>
            <text:p/>
            <text:p>A doença ainda não tem cura, mas, se diagnosticada precocemente, pode ser tratada diminuindo bastante seus efeitos sobre o organismo. Os exercícios físicos devem fazer parte do tratamento, de acordo com as possibilidades do paciente. Eles contribuem para a melhora da função respiratória, ajudam no ganho de massa muscular, controlam a diabetes relacionada à fibrose cística e previnem a osteoporose, além de atuar na correção de alguns vícios de postura adquiridos por conta dos problemas respiratórios.</text:p>
          </table:table-cell>
          <table:table-cell office:value-type="string" table:style-name="ce1">
            <text:p>não sensacionalista</text:p>
          </table:table-cell>
          <table:table-cell table:number-columns-repeated="16382"/>
        </table:table-row>
        <table:table-row table:style-name="ro1">
          <table:table-cell office:value-type="string" table:style-name="ce3">
            <text:p>COLOCAR ÓLEO NO UMBIGO FAZ BEM!</text:p>
            <text:p/>
            <text:p>O nosso umbigo, é um presente incrível que nos deu o nosso Criador.</text:p>
            <text:p>A primeira parte criada após a concepção é o umbigo.</text:p>
            <text:p>Depois, conecta-se a placenta da mãe através do cordão umbilical.</text:p>
            <text:p>Nosso umbigo com certeza é uma coisa incrível! Segundo a ciência, depois que uma pessoa falece, o umbigo permanece morno por até 3 horas.</text:p>
            <text:p>Isso acontece porque existe um ponto atrás do umbigo chamado de "Pechoti"que tem mais de 72.000 veias.</text:p>
            <text:p>Fomos gerados e alimentados através dele durante 9 meses na gestação.</text:p>
            <text:p>Esta é a razão pela qual todas as nossas veias estão ligadas ao nosso umbigo.</text:p>
            <text:p>O umbigo é Vida!</text:p>
            <text:p>Ao aplicar óleo no umbigo, cura a secura dos olhos, a vista deficiente, o pâncreas, os calcanhares e lábios rachados, além de manter a face e os cabelos brilhantes.</text:p>
            <text:p>As dores nos joelhos, os arrepios, a pele seca, o torpor e demais dores nas articulações.</text:p>
            <text:p>Melhora a visão e auxilia a cura de fungos.</text:p>
            <text:p/>
            <text:p>INSTRUÇÕES</text:p>
            <text:p>À noite, antes de deitar, coloque 3 gotas de óleo de Coco no seu umbigo e espalhe até 4cm em volta.</text:p>
            <text:p/>
            <text:p>- Para dores no joelho</text:p>
            <text:p>À noite, ao deitar, coloque 3 gotas de óleo de ricino e faça o mesmo procedimento.</text:p>
            <text:p/>
            <text:p>*Para tremores e letargia,alívio da dor nas articulações e pele seca*</text:p>
            <text:p>Use 3 gotas de óleo de mostarda e o mesmo procedimento.</text:p>
            <text:p/>
            <text:p>*Por que colocar óleo no umbigo?*</text:p>
            <text:p>O umbigo através da conexão das veias, detecta e conduz o óleo e seus nutrientes e as vai hidratando...</text:p>
            <text:p/>
            <text:p>Quando um bebê tem dor de barriga, ao massagear com óleo morno a dor desaparece.</text:p>
            <text:p/>
            <text:p>Não existem riscos.</text:p>
            <text:p/>
            <text:p>Você pode manter um frasco pequeno com óleo requerido ao lado da sua cama e colocar umas gotas em cima do seu umbigo e massagea-lo antes de dormir e sentir esses benefícios.</text:p>
            <text:p/>
            <text:p>Partilhamos essa valiosa informação, recebida de uma pessoa maravilhosa: Frei Augusto de Matos, terapeuta naturista com mais de 60 anos de experiência.</text:p>
          </table:table-cell>
          <table:table-cell office:value-type="string" table:style-name="ce1">
            <text:p>sensacionalista</text:p>
          </table:table-cell>
          <table:table-cell table:number-columns-repeated="16382"/>
        </table:table-row>
        <table:table-row table:style-name="ro1">
          <table:table-cell office:value-type="string" table:style-name="ce3">
            <text:p>Estudo da USP investigou relação entre o novo coronavírus e problemas como hipertensão, doença pulmonar e insuficiência renal</text:p>
            <text:p/>
            <text:p>Um gene bastante ativo nos pulmões de pessoas que sofrem de problemas crônicos como hipertensão e doença pulmonar obstrutiva pode ser a chave para entender por que estes pacientes têm maior risco de desenvolver quadros graves de covid-19. E também pode ser a chave para o desenvolvimento de medicamentos contra a doença. É o que sugere um grupo de cientistas da USP em um artigo compartilhado no repositório medRxiv em formato preprint (que ainda não foi revisado por cientistas externos).</text:p>
            <text:p/>
            <text:p>Usando técnicas de bioinformática e uma abordagem da biologia de sistemas, os pesquisadores investigaram se a expressão de um gene chamado ACE2 em células do pulmão é diferente para pacientes de doenças crônicas e para indivíduos saudáveis. Quando um gene está mais expresso, significa que ele está ativo e produzindo a proteína que codifica.</text:p>
            <text:p/>
            <text:p>Segundo Helder Nakaya, professor da Faculdade de Ciências Farmacêuticas (FCF) da USP e coordenador da pesquisa, como o Sars-CoV-2, o causador da covid-19 é um vírus novo para os cientistas, as hipóteses do estudo foram formuladas a partir do que se sabia sobre o coronavírus que causou a epidemia de Sars em 2003. Já se sabia daquela época, por exemplo, que o vírus da Sars usava a proteína codificada pelo ACE2 para infectar células humanas. No começo de março, uma equipe alemã demonstrou, em um trabalho publicado na revista Cell, que o Sars-CoV-2 infecta as células do pulmão seguindo o mesmo caminho de seu parente mais velho.</text:p>
            <text:p/>
            <text:p>Nakaya lembra que, durante a epidemia de Sars, os cientistas aprenderam muito sobre o coronavírus, mas as pesquisas sobre o tema ficaram mais escassas com o passar dos anos. “Olhando em retrospecto, isso é uma falha. Deveríamos ter continuado pesquisando a Sars, porque já se sabia que uma hora ou outra haveria uma epidemia de novo”, avalia o professor.</text:p>
            <text:p>Mineração de dados e comparações</text:p>
            <text:p/>
            <text:p>Para comparar a expressão de ACE2 em pacientes com doenças crônicas e os indivíduos do grupo controle, os pesquisadores da USP trabalharam com dados públicos da plataforma Medline. Eles levantaram mais de 8 mil artigos científicos indexados na plataforma que abordavam as doenças de interesse para o estudo, incluindo hipertensão, diabete, doenças cardiovasculares, doenças pulmonares, insuficiência renal crônica, câncer de pulmão e até tabagismo. Na sequência, mineraram os textos do levantamento inicial para filtrar apenas aqueles que tratavam dos genes relacionados a cada doença – entre eles, estava o ACE2.</text:p>
            <text:p/>
            <text:p>A partir dos dados desses artigos, os pesquisadores puderam analisar mais de 700 transcritomas de amostras pulmonares de pacientes com comorbidades associadas à covid-19. Transcritoma é um conjunto de moléculas de RNA. Por serem transcrições de pedaços do DNA, essas moléculas permitem aos cientistas identificar os genes que estão ativos em uma determinada célula. A quantidade de moléculas de RNA idênticas também é relevante, porque permite que os pesquisadores determinem quais genes estão mais ou menos expressos – ou seja, produzindo mais ou menos proteína.</text:p>
            <text:p/>
            <text:p>O grupo liderado pelo professor da FCF descobriu que o gene ACE2 estava altamente ativo em pacientes com essas doenças, quando comparados ao grupo controle. A única doença crônica que ficou de fora foi a diabete tipo 2, pois não havia na base usada pelos pesquisadores dados para fazer a comparação.</text:p>
            <text:p/>
            <text:p>Agora, a hipótese é que, quanto mais ativo estiver o ACE2 nas células dos pulmões, maior a chance de uma pessoa desenvolver um quadro severo de covid-19. Para provar a associação, no entanto, ainda faltam experimentos de laboratório, já que o estudo foi feito em computadores. Nakaya conta que foi uma primeira experiência de trabalho totalmente não presencial, da qual participaram vários pesquisadores. “Todo mundo conectado, coordenado on-line e usando dados públicos para criar hipóteses e usar as ferramentas e conjuntos de dados certos”, conta o professor.</text:p>
            <text:p/>
            <text:p>Além da associação entre o gene ACE2 e as comorbidades para a covid-19, os pesquisadores também encontraram outros genes que podem ter papel importante na infecção pelo novo coronavírus e são potenciais alvos para o desenvolvimento de medicamentos. “A gente também foi procurar saber quais eram os genes associados ao ACE2, que regulam o ACE2”, diz Nakaya. Um deles, o RAB1A, é conhecido por seu papel em infecções por outros vírus. Entre os demais genes, alguns ainda estão envolvidos em processos epigenéticos.</text:p>
            <text:p/>
            <text:p>Os resultados do estudo trazem desdobramentos. De acordo com o coordenador, o grupo já está investigando a relação da covid-19 com outros tecidos do corpo humano e outras doenças. “Estamos analisando amostras de mucosa nasal de crianças, adultos e idosos para ver se os níveis do gene aumentam com a idade”, contou Nakaya ao Jornal da USP. “Vamos olhar para outros genes também. Estou apostando no RAB1A, que pode ser interessante porque existe evidência para outros vírus”, completa ele.</text:p>
          </table:table-cell>
          <table:table-cell office:value-type="string" table:style-name="ce1">
            <text:p>não sensacionalista</text:p>
          </table:table-cell>
          <table:table-cell table:number-columns-repeated="16382"/>
        </table:table-row>
        <table:table-row table:style-name="ro1">
          <table:table-cell office:value-type="string" table:style-name="ce3">
            <text:p>Hábitos saudáveis podem dar às mulheres dez anos "extras" de vida sem câncer, problemas no coração ou diabetes tipo 2.</text:p>
            <text:p/>
            <text:p>Para os homens, o benefício de uma rotina sem cigarros, com uma dieta balanceada e exercícios regulares pode chegar a 7 anos a mais livres dessas doenças.</text:p>
            <text:p/>
            <text:p>As conclusões fazem parte de uma pesquisa assinada por 13 cientistas e publicada nesta semana no periódico médico britânico BMJ.</text:p>
            <text:p/>
            <text:p>O levantamento foi feito sobre duas bases de dados, uma americana e outra britânica, que compilam informações sobre cerca de 111 mil indivíduos acompanhados por duas décadas.</text:p>
            <text:p/>
            <text:p>Para Frank Hu, da Escola de Saúde Pública de Harvard, um dos autores, o estudo traz "uma mensagem positiva para as pessoas".</text:p>
            <text:p/>
            <text:p>"Melhorando seus hábitos cotidianos, elas podem ganhar não apenas mais anos de vida, mas bons anos, com qualidade."</text:p>
            <text:p>O que são hábitos saudáveis?</text:p>
            <text:p/>
            <text:p>Os dados mostram quantos dos participantes, quando completavam 50 anos, se encaixavam em pelo menos quatro de cinco critérios:</text:p>
            <text:p/>
            <text:p>- Nunca havia fumado;</text:p>
            <text:p/>
            <text:p>- Seguiam uma dieta balanceada;</text:p>
            <text:p/>
            <text:p>- Faziam pelo menos 30 minutos de atividade física de moderada a intensa todos os dias;</text:p>
            <text:p/>
            <text:p>- Tinham Índice de Massa Corpórea (IMC) entre 18,5 e 24,9;</text:p>
            <text:p/>
            <text:p>- Não consumiam mais de uma taça pequena de vinho por dia, no caso das mulheres, ou de 500 ml de cerveja, no caso dos homens.</text:p>
            <text:p/>
            <text:p>As mulheres que se encaixavam em quatro dos cinco critérios viveram em média 34 anos sem o surgimento de câncer, problemas cardiovasculares, como ataque cardíaco ou derrame, e diabetes tipo 2 — dez anos a mais do que as mulheres que estavam fora desse grupo.</text:p>
            <text:p/>
            <text:p>Já os homens com hábitos considerados saudáveis viveram 31 anos em média livres dessas doenças, sete anos mais que os colegas que não se encaixavam nos critérios.</text:p>
            <text:p>Por que existe uma diferença entre homens e mulheres?</text:p>
            <text:p/>
            <text:p>A disparidade entre os gêneros pode ser explicada pelo fato de que as mulheres, em geral, já vivem mais que os homens.</text:p>
            <text:p/>
            <text:p>Homens que fumavam mais de 15 cigarros por dia e homens e mulheres obesos (com IMC superior a 30) estavam entre os perfis que apresentaram menor expectativa de vida, ainda de acordo com o estudo.</text:p>
            <text:p/>
            <text:p>Para ambos os sexos, um estilo de vida mais saudável não apenas reduziu o risco de aparecimento das três doenças, mas também aumentou as chances de sobrevivência nos casos em que elas foram diagnosticadas.</text:p>
            <text:p>Por que o estudo se concentrou nessas três áreas?</text:p>
            <text:p/>
            <text:p>Câncer, doenças cardiovasculares e diabetes tipo 2 são os males que mais acometem as pessoas à medida que envelhecem. E são também as que têm maior relação com os hábitos dos pacientes.</text:p>
            <text:p/>
            <text:p>Pesquisas mostram que obesidade e sobrepeso, por exemplo, estão ligadas a 13 tipos diferentes de câncer, incluindo o de mama, de intestino, de rim, de fígado e de esôfago.</text:p>
            <text:p/>
            <text:p>A Cancer Research UK, instituição sem fins lucrativos baseada no Reino Unido e dedicada à pesquisa do câncer, calcula que quatro em cada 10 casos da doença podem ser prevenidos com mudanças no estilo de vida dos pacientes, como diminuir o consumo de carne processada, aumentar a ingestão de fibras e proteger a pele dos raios ultra-violetas.</text:p>
            <text:p/>
            <text:p>Como se trata de um estudo de observação, as conclusões não implicam uma relação causal, ou seja, que os hábitos saudáveis sejam diretamente responsáveis pelo atraso no aparecimento das doenças.</text:p>
            <text:p/>
            <text:p>Ele aponta uma correlação.</text:p>
            <text:p/>
            <text:p>Além disso, está baseado em informações fornecidas pelos próprios participantes — sobre os hábitos alimentares e de exercícios, peso e altura — e que, por isso, podem não ser rigorosamente precisos.</text:p>
            <text:p/>
            <text:p>A pesquisa procurou ainda levar em conta outros fatores além dos hábitos cotidianos, como o histórico médico familiar dos participantes, etnia e idade, que também podem ter tido impacto nos resultados.</text:p>
          </table:table-cell>
          <table:table-cell office:value-type="string" table:style-name="ce1">
            <text:p>não sensacionalista</text:p>
          </table:table-cell>
          <table:table-cell table:number-columns-repeated="16382"/>
        </table:table-row>
        <table:table-row table:style-name="ro1">
          <table:table-cell office:value-type="string" table:style-name="ce3">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able:table-cell>
          <table:table-cell office:value-type="string" table:style-name="ce1">
            <text:p>não sensacionalista</text:p>
          </table:table-cell>
          <table:table-cell table:number-columns-repeated="16382"/>
        </table:table-row>
        <table:table-row table:style-name="ro3">
          <table:table-cell office:value-type="string" table:style-name="ce3">
            <text:p><text:s/>*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able:table-cell>
          <table:table-cell office:value-type="string" table:style-name="ce1">
            <text:p>sensacionalista</text:p>
          </table:table-cell>
          <table:table-cell table:number-columns-repeated="16382"/>
        </table:table-row>
        <table:table-row table:number-rows-repeated="1048561"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01</meta:generator>
    <meta:initial-creator>Anderson Oyama</meta:initial-creator>
    <dc:creator>Anderson Oyama</dc:creator>
    <meta:creation-date>2020-07-19T21:49:13Z</meta:creation-date>
    <dc:date>2020-07-19T22:02:10Z</dc:date>
  </office:meta>
</office:document-meta>
</file>